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3e46b" officeooo:paragraph-rsid="0013e46b"/>
    </style:style>
    <style:style style:name="P5" style:family="paragraph" style:parent-style-name="Table_20_Contents">
      <style:text-properties officeooo:rsid="0015aac7" officeooo:paragraph-rsid="000d063f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5aac7" officeooo:paragraph-rsid="0015aac7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 style:list-style-name="L2">
      <style:text-properties officeooo:rsid="00129b6e" officeooo:paragraph-rsid="00129b6e"/>
    </style:style>
    <style:style style:name="P10" style:family="paragraph" style:parent-style-name="Azione_20_attore">
      <style:text-properties officeooo:rsid="000d063f" officeooo:paragraph-rsid="000d063f"/>
    </style:style>
    <style:style style:name="P11" style:family="paragraph" style:parent-style-name="Azione_20_attore">
      <style:text-properties officeooo:paragraph-rsid="000d063f"/>
    </style:style>
    <style:style style:name="P12" style:family="paragraph" style:parent-style-name="Azione_20_sistema">
      <style:text-properties officeooo:rsid="000d063f" officeooo:paragraph-rsid="000d063f"/>
    </style:style>
    <style:style style:name="P13" style:family="paragraph" style:parent-style-name="Azione_20_sistema">
      <style:text-properties officeooo:rsid="000ecb4d" officeooo:paragraph-rsid="000d063f"/>
    </style:style>
    <style:style style:name="P14" style:family="paragraph" style:parent-style-name="Azione_20_sistema">
      <style:text-properties officeooo:rsid="000ecb4d" officeooo:paragraph-rsid="000ecb4d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6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dcc"/>
    </style:style>
    <style:style style:name="T5" style:family="text">
      <style:text-properties officeooo:rsid="0015aac7"/>
    </style:style>
    <style:style style:name="T6" style:family="text">
      <style:text-properties officeooo:rsid="00164b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5">Personale v</text:span>isualizza <text:span text:style-name="T5">utenti</text:span>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a<text:span text:style-name="T6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65792" text:style-name="Numerazione_20_UC">
              <text:list-item text:start-value="1">
                <text:p text:style-name="P10"><text:s/>L'impiegato accede alla pagina ricerca iscritti per categoria.</text:p>
                <text:p text:style-name="P15"/>
              </text:list-item>
              <text:list-item>
                <text:p text:style-name="P12"><text:s/>Il sistema mostra la pagina e le varie scelte possibili:</text:p>
              </text:list-item>
            </text:list>
            <text:list xml:id="list43664708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Personale docente e ricercatore </text:p>
                          </text:list-item>
                          <text:list-item>
                            <text:p text:style-name="P17">Personale tecnico-amministrativo di ruolo </text:p>
                          </text:list-item>
                          <text:list-item>
                            <text:p text:style-name="P17">Titolari di assegno di ricerca </text:p>
                          </text:list-item>
                          <text:list-item>
                            <text:p text:style-name="P17">Titolari di contratto a tempo determinato </text:p>
                          </text:list-item>
                          <text:list-item>
                            <text:p text:style-name="P17">Dottorandi </text:p>
                          </text:list-item>
                          <text:list-item>
                            <text:p text:style-name="P17">Titolari di borsa di studio post Laurea o Post doc </text:p>
                          </text:list-item>
                          <text:list-item>
                            <text:p text:style-name="P18">Studenti</text:p>
                          </text:list-item>
                          <text:list-item>
                            <text:p text:style-name="P18">Residenti Fisciano</text:p>
                          </text:list-item>
                          <text:list-item>
                            <text:p text:style-name="P18">Altro</text:p>
                            <text:p text:style-name="P1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3664057" text:continue-list="list43665792" text:style-name="Numerazione_20_UC">
              <text:list-item>
                <text:p text:style-name="P11"><text:span text:style-name="T1"><text:s/>L'impiegato </text:span><text:span text:style-name="T2">sceglie una delle categorie elencate.</text:span></text:p>
                <text:p text:style-name="P13"/>
              </text:list-item>
              <text:list-item>
                <text:p text:style-name="P14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65795" text:style-name="L2">
              <text:list-item>
                <text:p text:style-name="P9">La lista degli utenti iscritti potrebbe essere vuota, il sistema, quindi mostra una nuova pagina “non ci sono utenti iscritti per questa categoria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 <text:span text:style-name="T4">dei dati non superiore ai 7 secondi.</text:span></text:p>
          </table:table-cell>
        </table:table-row>
      </table:table>
      <text:p text:style-name="P7"/>
      <text:p text:style-name="P8">UC_A_24 L'impiegato dell'asilo visualizza gli utenti divisi per categ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9</meta:editing-cycles>
    <meta:generator>LibreOffice/3.6$Windows_x86 LibreOffice_project/da8c1e6-fd468f4-454e206-f42a4a9-143cfd</meta:generator>
    <dc:date>2012-10-23T23:52:42.07</dc:date>
    <meta:document-statistic meta:table-count="1" meta:image-count="0" meta:object-count="0" meta:page-count="1" meta:paragraph-count="29" meta:word-count="166" meta:character-count="1120" meta:non-whitespace-character-count="987"/>
  </office:meta>
</office:document-meta>
</file>